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d064" officeooo:paragraph-rsid="000fd064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643f8" officeooo:paragraph-rsid="001643f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32f5d0" officeooo:paragraph-rsid="0032f5d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653d" officeooo:paragraph-rsid="0018653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b5a5" officeooo:paragraph-rsid="00222a7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officeooo:rsid="000c84a1" officeooo:paragraph-rsid="000c84a1"/>
    </style:style>
    <style:style style:name="P8" style:family="paragraph" style:parent-style-name="Standard">
      <style:paragraph-properties fo:text-align="start" style:justify-single-word="false"/>
      <style:text-properties fo:font-size="16pt" officeooo:rsid="000c84a1" officeooo:paragraph-rsid="00117ac0"/>
    </style:style>
    <style:style style:name="P9" style:family="paragraph" style:parent-style-name="Standard">
      <style:paragraph-properties fo:text-align="start" style:justify-single-word="false"/>
      <style:text-properties fo:font-size="16pt" officeooo:rsid="000c84a1" officeooo:paragraph-rsid="00442ab5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643f8" officeooo:paragraph-rsid="001643f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fd064" officeooo:paragraph-rsid="000fd064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17ac0" officeooo:paragraph-rsid="00117ac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222a73" officeooo:paragraph-rsid="00222a73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42ab5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a3480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8653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officeooo:rsid="000e383c" officeooo:paragraph-rsid="00442ab5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79690" officeooo:paragraph-rsid="001a3480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8653d" officeooo:paragraph-rsid="001a348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rsid="003241a3" officeooo:paragraph-rsid="000fd064"/>
    </style:style>
    <style:style style:name="P2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4c76eb" officeooo:paragraph-rsid="004c76eb"/>
    </style:style>
    <style:style style:name="T1" style:family="text">
      <style:text-properties officeooo:rsid="00117ac0"/>
    </style:style>
    <style:style style:name="T2" style:family="text">
      <style:text-properties officeooo:rsid="0011a2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7ac0" style:font-weight-asian="bold" style:font-weight-complex="bold"/>
    </style:style>
    <style:style style:name="T5" style:family="text">
      <style:text-properties fo:font-size="14pt" style:text-underline-style="none" fo:font-weight="normal" style:font-weight-asian="normal" style:font-weight-complex="normal"/>
    </style:style>
    <style:style style:name="T6" style:family="text">
      <style:text-properties fo:font-size="14pt" style:text-underline-style="none" fo:font-weight="normal" officeooo:rsid="001a3480" style:font-weight-asian="normal" style:font-weight-complex="normal"/>
    </style:style>
    <style:style style:name="T7" style:family="text">
      <style:text-properties fo:font-size="14pt" style:text-underline-style="none" fo:font-weight="normal" officeooo:rsid="00179690" style:font-weight-asian="normal" style:font-weight-complex="normal"/>
    </style:style>
    <style:style style:name="T8" style:family="text">
      <style:text-properties fo:font-size="14pt" style:text-underline-style="none" fo:font-weight="normal" officeooo:rsid="0018653d" style:font-weight-asian="normal" style:font-weight-complex="normal"/>
    </style:style>
    <style:style style:name="T9" style:family="text">
      <style:text-properties fo:font-size="14pt" style:text-underline-style="none" fo:font-weight="normal" officeooo:rsid="00247dd6" style:font-weight-asian="normal" style:font-weight-complex="normal"/>
    </style:style>
    <style:style style:name="T10" style:family="text">
      <style:text-properties fo:font-size="14pt" style:text-underline-style="none" fo:font-weight="normal" officeooo:rsid="0025b94f" style:font-weight-asian="normal" style:font-weight-complex="normal"/>
    </style:style>
    <style:style style:name="T11" style:family="text">
      <style:text-properties fo:font-size="14pt" style:text-underline-style="none" fo:font-weight="normal" officeooo:rsid="00282d66" style:font-weight-asian="normal" style:font-weight-complex="normal"/>
    </style:style>
    <style:style style:name="T12" style:family="text">
      <style:text-properties fo:font-size="14pt" style:text-underline-style="none" fo:font-weight="normal" officeooo:rsid="0029b5a5" style:font-weight-asian="normal" style:font-weight-complex="normal"/>
    </style:style>
    <style:style style:name="T13" style:family="text">
      <style:text-properties fo:font-size="14pt" style:text-underline-style="none" fo:font-weight="normal" officeooo:rsid="002bc73b" style:font-weight-asian="normal" style:font-weight-complex="normal"/>
    </style:style>
    <style:style style:name="T14" style:family="text">
      <style:text-properties fo:font-size="14pt" style:text-underline-style="none" fo:font-weight="normal" officeooo:rsid="002d2285" style:font-weight-asian="normal" style:font-weight-complex="normal"/>
    </style:style>
    <style:style style:name="T15" style:family="text">
      <style:text-properties fo:font-size="14pt" style:text-underline-style="none" fo:font-weight="normal" officeooo:rsid="002e4d75" style:font-weight-asian="normal" style:font-weight-complex="normal"/>
    </style:style>
    <style:style style:name="T16" style:family="text">
      <style:text-properties fo:font-size="14pt" style:text-underline-style="none" fo:font-weight="normal" officeooo:rsid="0033e65f" style:font-weight-asian="normal" style:font-weight-complex="normal"/>
    </style:style>
    <style:style style:name="T17" style:family="text">
      <style:text-properties fo:font-size="14pt" style:text-underline-style="none" fo:font-weight="normal" officeooo:rsid="003693aa" style:font-weight-asian="normal" style:font-weight-complex="normal"/>
    </style:style>
    <style:style style:name="T18" style:family="text">
      <style:text-properties fo:font-size="14pt" style:text-underline-style="none" fo:font-weight="normal" officeooo:rsid="0039e2d8" style:font-weight-asian="normal" style:font-weight-complex="normal"/>
    </style:style>
    <style:style style:name="T19" style:family="text">
      <style:text-properties fo:font-size="14pt" style:text-underline-style="none" fo:font-weight="normal" officeooo:rsid="003aa16c" style:font-weight-asian="normal" style:font-weight-complex="normal"/>
    </style:style>
    <style:style style:name="T20" style:family="text">
      <style:text-properties fo:font-size="14pt" style:text-underline-style="none" fo:font-weight="normal" officeooo:rsid="003eacfc" style:font-weight-asian="normal" style:font-weight-complex="normal"/>
    </style:style>
    <style:style style:name="T21" style:family="text">
      <style:text-properties fo:font-size="14pt" style:text-underline-style="none" fo:font-weight="normal" officeooo:rsid="003ffa04" style:font-weight-asian="normal" style:font-weight-complex="normal"/>
    </style:style>
    <style:style style:name="T22" style:family="text">
      <style:text-properties fo:font-size="14pt" style:text-underline-style="none" fo:font-weight="normal" officeooo:rsid="00424a43" style:font-weight-asian="normal" style:font-weight-complex="normal"/>
    </style:style>
    <style:style style:name="T23" style:family="text">
      <style:text-properties fo:font-size="14pt" style:text-underline-style="none" fo:font-weight="normal" officeooo:rsid="00442ab5" style:font-weight-asian="normal" style:font-weight-complex="normal"/>
    </style:style>
    <style:style style:name="T24" style:family="text">
      <style:text-properties fo:font-size="16pt" officeooo:rsid="000c84a1"/>
    </style:style>
    <style:style style:name="T25" style:family="text">
      <style:text-properties fo:font-size="16pt" officeooo:rsid="000e383c"/>
    </style:style>
    <style:style style:name="T26" style:family="text">
      <style:text-properties fo:font-size="16pt" officeooo:rsid="00442ab5"/>
    </style:style>
    <style:style style:name="T27" style:family="text">
      <style:text-properties fo:font-size="16pt" officeooo:rsid="004615f4"/>
    </style:style>
    <style:style style:name="T28" style:family="text">
      <style:text-properties fo:font-size="16pt" officeooo:rsid="00465d9f"/>
    </style:style>
    <style:style style:name="T29" style:family="text">
      <style:text-properties fo:font-size="16pt" officeooo:rsid="0046865d"/>
    </style:style>
    <style:style style:name="T30" style:family="text">
      <style:text-properties fo:font-size="16pt" officeooo:rsid="004b30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Universidad Nacional de Lanús</text:p>
      <text:p text:style-name="P7">Ingreso 2023</text:p>
      <text:p text:style-name="P7"><text:span text:style-name="T4">Asignatura</text:span><text:span text:style-name="T1">: </text:span>Taller de vida universitaria</text:p>
      <text:p text:style-name="P8"><text:span text:style-name="T3">Turno</text:span>: <text:span text:style-name="T2">Mañana</text:span></text:p>
      <text:p text:style-name="P8"><text:span text:style-name="T4">Comisión</text:span>: 23</text:p>
      <text:p text:style-name="P7"><text:span text:style-name="T3">Docente</text:span>: Francisco Diaz</text:p>
      <text:p text:style-name="P7"/>
      <text:p text:style-name="P7"><text:span text:style-name="T3">Grupo</text:span>: 3</text:p>
      <text:p text:style-name="P7"/>
      <text:p text:style-name="P9"><text:span text:style-name="T3">Alumnos</text:span>: </text:p>
      <text:list text:style-name="L1">
        <text:list-item>
          <text:p text:style-name="P14"><text:span text:style-name="T24">Juan Cruz Castillo: </text:span><text:span text:style-name="T27">44.563.021</text:span></text:p>
        </text:list-item>
        <text:list-item>
          <text:p text:style-name="P14"><text:span text:style-name="T24">Daniel Castillo: </text:span><text:span text:style-name="T28">44.966.825</text:span><text:span text:style-name="T24"> </text:span></text:p>
        </text:list-item>
        <text:list-item>
          <text:p text:style-name="P14"><text:span text:style-name="T24">Guido Castelli: </text:span><text:span text:style-name="T28">41.208.940</text:span></text:p>
        </text:list-item>
        <text:list-item>
          <text:p text:style-name="P14"><text:span text:style-name="T24">Walter </text:span><text:span text:style-name="T30">Constantinidis</text:span><text:span text:style-name="T24">: </text:span><text:span text:style-name="T28">45.735.721</text:span></text:p>
        </text:list-item>
        <text:list-item>
          <text:p text:style-name="P14"><text:span text:style-name="T24">Martin Carbone: </text:span><text:span text:style-name="T28">44.710.600</text:span></text:p>
        </text:list-item>
        <text:list-item>
          <text:p text:style-name="P14"><text:span text:style-name="T24">Priscila Coria: </text:span><text:span text:style-name="T28">41.164.991</text:span></text:p>
        </text:list-item>
        <text:list-item>
          <text:p text:style-name="P17">Marcos Cardozo Diaz: 94.439.331</text:p>
        </text:list-item>
        <text:list-item>
          <text:p text:style-name="P14"><text:span text:style-name="T25">Santiago Dal Degan: </text:span><text:span text:style-name="T29">45.421.137</text:span></text:p>
        </text:list-item>
      </text:list>
      <text:p text:style-name="P7"/>
      <text:p text:style-name="P21">Texto, contexto y paratex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5:50:10.303676736</meta:creation-date>
    <dc:date>2023-03-05T15:28:27.659644768</dc:date>
    <meta:editing-duration>PT1H3M8S</meta:editing-duration>
    <meta:editing-cycles>54</meta:editing-cycles>
    <meta:generator>LibreOffice/7.4.5.1$Linux_X86_64 LibreOffice_project/40$Build-1</meta:generator>
    <meta:document-statistic meta:table-count="0" meta:image-count="0" meta:object-count="0" meta:page-count="1" meta:paragraph-count="17" meta:word-count="60" meta:character-count="411" meta:non-whitespace-character-count="374"/>
  </office:meta>
</office:document-meta>
</file>